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. Hart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13 Adar 5636</text:p>
      <text:p text:style-name="P5">Date (derived from Gregorian calendar)<text:tab/>9 March 1876</text:p>
      <text:p text:style-name="P5">Month<text:tab/><text:tab/><text:tab/><text:tab/><text:tab/><text:tab/>1876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1411 Arch St/</text:span></text:p>
      <text:p text:style-name="P3"><text:span text:style-name="T1">Purim Eve 5636/</text:span></text:p>
      <text:p text:style-name="P2"><text:span text:style-name="T1">Revd S Morais/</text:span></text:p>
      <text:p text:style-name="P2"><text:span text:style-name="T1"><text:tab/>My Dear Sir/</text:span></text:p>
      <text:p text:style-name="P2"><text:span text:style-name="T1"><text:tab/><text:tab/>I cannot/ permit this Twenty fith[sic]/ anniversary of your election/ as Minister of our Congre-/-gation to pass without as/ has been my custom of/ annually of[sic] wishing you/ the compliments of the sea/-son and many Happy/ returns of the same together/</text:span></text:p>
      <text:p text:style-name="P2"><text:span text:style-name="T1"/></text:p>
      <text:p text:style-name="P2"><text:span text:style-name="T1">[Page 2]</text:span></text:p>
      <text:p text:style-name="P2"><text:span text:style-name="T1">with your dear Children,/ notwithstanding I have/ included my usual Purim/ present together with a/ similar one from my dear/ wife, [crossed-out: has been included]/ in the “Purim Remembrance”/ from the Ladies &amp; Gentlemen/ of your Congregation./ <text:s/>May you my Dear Sir/ be spared another quarter of/ a Century to minister to y[sic] your/ Flock &amp; their descendants,/ (in this wish I am joined by/</text:span></text:p>
      <text:p text:style-name="P2"><text:span text:style-name="T1"/></text:p>
      <text:p text:style-name="P2"><text:span text:style-name="T1">[Page 3]</text:span></text:p>
      <text:p text:style-name="P2"><text:span text:style-name="T1">my Dear Wife &amp; Children/</text:span></text:p>
      <text:p text:style-name="P2"><text:span text:style-name="T1"><text:tab/>I am Dear Sir/</text:span></text:p>
      <text:p text:style-name="P2"><text:span text:style-name="T1"><text:tab/><text:tab/>Your Sincere friend/</text:span></text:p>
      <text:p text:style-name="P2"><text:span text:style-name="T1"><text:tab/><text:tab/><text:tab/>A. Hart/</text:span></text:p>
      <text:p text:style-name="P2"><text:span text:style-name="T1">Excuse writing &amp; erasures as/ it is difficult for me to see/ the lines on the pap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2:32:13</meta:creation-date>
    <dc:date>2009-05-27T12:41:47</dc:date>
    <dc:language>en-US</dc:language>
    <meta:editing-cycles>2</meta:editing-cycles>
    <meta:editing-duration>PT9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23" meta:character-count="2165"/>
  </office:meta>
</office:document-meta>
</file>